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Index_20_1">
      <style:paragraph-properties>
        <style:tab-stops>
          <style:tab-stop style:position="17cm" style:type="right" style:leader-style="dotted" style:leader-text="."/>
        </style:tab-stops>
      </style:paragraph-properties>
    </style:style>
    <style:style style:name="P7" style:family="paragraph" style:parent-style-name="Index_20_2">
      <style:paragraph-properties>
        <style:tab-stops>
          <style:tab-stop style:position="16.501cm" style:type="right" style:leader-style="dotted" style:leader-text="."/>
        </style:tab-stops>
      </style:paragraph-properties>
    </style:style>
    <style:style style:name="P8" style:family="paragraph" style:parent-style-name="Text_20_body">
      <style:paragraph-properties fo:margin-left="0cm" fo:margin-right="0cm" fo:margin-top="0cm" fo:margin-bottom="0.212cm" fo:text-align="justify" style:justify-single-word="false" fo:text-indent="1.499cm" style:auto-text-indent="false"/>
    </style:style>
    <style:style style:name="P9" style:family="paragraph" style:parent-style-name="Text_20_body">
      <style:paragraph-properties fo:margin-left="0cm" fo:margin-right="0cm" fo:margin-top="0cm" fo:margin-bottom="0.212cm" fo:text-align="justify" style:justify-single-word="false" fo:text-indent="1.499cm" style:auto-text-indent="false"/>
      <style:text-properties fo:language="es" fo:country="ES" text:display="true"/>
    </style:style>
    <style:style style:name="P10" style:family="paragraph" style:parent-style-name="Heading_20_1">
      <style:paragraph-properties fo:break-before="page"/>
    </style:style>
    <style:style style:name="P11" style:family="paragraph" style:parent-style-name="Table_20_Contents">
      <style:text-properties fo:language="es" fo:country="ES"/>
    </style:style>
    <style:style style:name="T1" style:family="text">
      <style:text-properties style:font-name="Times New Roman"/>
    </style:style>
    <style:style style:name="T2" style:family="text">
      <style:text-properties text:display="none"/>
    </style:style>
    <style:style style:name="T3" style:family="text">
      <style:text-properties fo:language="es" fo:country="ES" text:display="none"/>
    </style:style>
    <style:style style:name="T4" style:family="text">
      <style:text-properties fo:language="es" fo:country="ES" text:display="true"/>
    </style:style>
    <style:style style:name="T5" style:family="text">
      <style:text-properties text:display="true"/>
    </style:style>
    <style:style style:name="T6" style:family="text">
      <style:text-properties fo:language="en" fo:country="US" text:display="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file:///home/keko/Proyectos/xulpymoney-root/xulpymoney/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6-09T08:48:11.99">2010-06-09</text:date></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2">Contents</text:p>
          </text:index-title>
          <text:p text:style-name="P3">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4">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4">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4">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3">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4">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4">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4">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3">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4">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5">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5">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5">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5">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5">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4">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4">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4">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5">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5">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5">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4">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5">3.5.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5">3.5.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5">3.5.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5">3.5.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5">3.5.5.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3">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4">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4">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4">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5">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3">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4">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4">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3">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3"><text:a xlink:type="simple" xlink:href="#__RefHeading__370_1842024073" text:style-name="Internet_20_link" text:visited-style-name="Internet_20_link">Keywords search</text:a><text:tab/><text:a xlink:type="simple" xlink:href="#__RefHeading__370_1842024073" text:style-name="Internet_20_link" text:visited-style-name="Internet_20_link">10</text:a></text:p>
        </text:index-body>
      </text:table-of-content>
      <text:p text:style-name="Text_20_body"/>
      <text:h text:style-name="P10" text:outline-level="1"><text:bookmark text:name="__RefHeading__203_1842024073"/>What is <text:alphabetical-index-mark-start text:id="IMark2962026404" text:key1="Aplicaciones"/><text:alphabetical-index-mark-start text:id="IMark2962019772" text:key1="Aplicaciones"/><text:alphabetical-index-mark-start text:id="IMark2962020084" text:key1="Aplicaciones"/><text:alphabetical-index-mark-start text:id="IMark2962020468" text:key1="Aplicaciones"/><text:alphabetical-index-mark-start text:id="IMark2243035860" text:key1="Aplicaciones"/>Xulpymoney<text:alphabetical-index-mark-end text:id="IMark2243035860"/><text:alphabetical-index-mark-end text:id="IMark2962020468"/><text:alphabetical-index-mark-end text:id="IMark2962020084"/><text:alphabetical-index-mark-end text:id="IMark2962019772"/><text:alphabetical-index-mark-end text:id="IMark2962026404"/>?<text:bookmark-end text:name="__RefHeading__203_1842024073"/></text:h>
      <text:p text:style-name="P8"><text:span text:style-name="T4">Xulpymoney es un proyecto de contabilidad doméstica.</text:span> <text:span text:style-name="T4">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2962020916" text:key1="Aplicaciones"/>Xulpymoney<text:alphabetical-index-mark-end text:id="IMark2962020916"/> es una aplicación web basada en <text:alphabetical-index-mark-start text:id="IMark2243037212" text:key1="Aplicaciones"/>Apache<text:alphabetical-index-mark-end text:id="IMark2243037212"/>, que ataca a una base de datos relacional basada en <text:alphabetical-index-mark-start text:id="IMark2243037356" text:key1="Aplicaciones"/>PostgreSQL<text:alphabetical-index-mark-end text:id="IMark2243037356"/>.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 text:name="__RefHeading__205_1842024073"/>Who are the developers?<text:bookmark-end text:name="__RefHeading__205_1842024073"/></text:h>
      <text:p text:style-name="Text_20_body">This program has been developed by Mariano Muñoz. It's a I+D project to learn the use of XUL and mod_python technology. Morever, it tries to solve my home accounting needs.</text:p>
      <text:h text:style-name="Heading_20_2" text:outline-level="2"><text:bookmark text:name="__RefHeading__207_1842024073"/>Which is its license?<text:bookmark-end text:name="__RefHeading__207_1842024073"/></text:h>
      <text:p text:style-name="Text_20_body"><text:alphabetical-index-mark-start text:id="IMark2243037356" text:key1="Aplicaciones"/>Xulpymoney<text:alphabetical-index-mark-end text:id="IMark2243037356"/>, has an opensource license named GPL v3. You can find the code in the <text:span text:style-name="T1">project page at <text:s/></text:span><text:a xlink:type="simple" xlink:href="http://xulpymoney.sourceforge.net/"><text:span text:style-name="Source_20_Text"><text:span text:style-name="T1">http://xulpymoney.sourceforge.net</text:span></text:span></text:a><text:span text:style-name="Source_20_Text"><text:span text:style-name="T1">. Nevertheless, you can get use this command to get the last release<text:s/></text:span></text:span><text:span text:style-name="Source_20_Text"><text:s/></text:span></text:p>
      <text:p text:style-name="Código"><text:s/># svn co https://xulpymoney.svn.sourceforge.net/svnroot/xulpymoney/xulpymoney xulpymoney</text:p>
      <text:h text:style-name="Heading_20_2" text:outline-level="2"><text:bookmark text:name="__RefHeading__209_1842024073"/>How can you help me?<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10" text:outline-level="1"><text:bookmark text:name="__RefHeading__211_1842024073"/>Installation<text:bookmark-end text:name="__RefHeading__211_1842024073"/></text:h>
      <text:h text:style-name="Heading_20_2" text:outline-level="2"><text:bookmark text:name="__RefHeading__213_1842024073"/>Postgresql database <text:alphabetical-index-mark-start text:id="IMark2243039364" text:key1="Aplicaciones"/><text:alphabetical-index-mark-start text:id="IMark2962037588" text:key1="Aplicaciones"/><text:alphabetical-index-mark-start text:id="IMark2962038460" text:key1="Aplicaciones"/><text:alphabetical-index-mark-start text:id="IMark2962038772" text:key1="Aplicaciones"/><text:alphabetical-index-mark-start text:id="IMark2962039084" text:key1="Aplicaciones"/><text:bookmark-end text:name="__RefHeading__213_1842024073"/><text:alphabetical-index-mark-end text:id="IMark2962039084"/><text:alphabetical-index-mark-end text:id="IMark2962038772"/><text:alphabetical-index-mark-end text:id="IMark2962038460"/><text:alphabetical-index-mark-end text:id="IMark2962037588"/><text:alphabetical-index-mark-end text:id="IMark2243039364"/></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The files pgsql.sql and pgsql.data are in the source code. El primero crea el esquema del programa en la base de datos xulpymoney, mientras que el segundo introduce los datos mínimos necesarios para trabajar.</text:p>
      <text:h text:style-name="Heading_20_2" text:outline-level="2"><text:bookmark text:name="__RefHeading__215_1842024073"/>Apache Web Server<text:alphabetical-index-mark-start text:id="IMark2962026404" text:key1="Aplicaciones"/><text:alphabetical-index-mark-start text:id="IMark2962017116" text:key1="Aplicaciones"/><text:alphabetical-index-mark-start text:id="IMark2962040956" text:key1="Aplicaciones"/><text:alphabetical-index-mark-start text:id="IMark2962041268" text:key1="Aplicaciones"/><text:alphabetical-index-mark-start text:id="IMark2243038844" text:key1="Aplicaciones"/><text:bookmark-end text:name="__RefHeading__215_1842024073"/><text:alphabetical-index-mark-end text:id="IMark2243038844"/><text:alphabetical-index-mark-end text:id="IMark2962041268"/><text:alphabetical-index-mark-end text:id="IMark2962040956"/><text:alphabetical-index-mark-end text:id="IMark2962017116"/><text:alphabetical-index-mark-end text:id="IMark2962026404"/></text:h>
      <text:h text:style-name="Heading_20_2" text:outline-level="2"><text:bookmark text:name="__RefHeading__217_1842024073"/><text:alphabetical-index-mark-start text:id="IMark2962025140" text:key1="Aplicaciones"/><text:alphabetical-index-mark-start text:id="IMark2243039364" text:key1="Aplicaciones"/><text:alphabetical-index-mark-start text:id="IMark2962037588" text:key1="Aplicaciones"/><text:alphabetical-index-mark-start text:id="IMark2962038460" text:key1="Aplicaciones"/><text:alphabetical-index-mark-start text:id="IMark2962038772" text:key1="Aplicaciones"/>Xulpymoney<text:bookmark-end text:name="__RefHeading__217_1842024073"/><text:alphabetical-index-mark-end text:id="IMark2962038772"/><text:alphabetical-index-mark-end text:id="IMark2962038460"/><text:alphabetical-index-mark-end text:id="IMark2962037588"/><text:alphabetical-index-mark-end text:id="IMark2243039364"/><text:alphabetical-index-mark-end text:id="IMark2962025140"/></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If you don't use Gentoo, you must install those programs and run</text:p>
      <text:p text:style-name="Código"># make install</text:p>
      <text:h text:style-name="P10" text:outline-level="1"><text:bookmark text:name="__RefHeading__219_1842024073"/>User manual<text:bookmark-end text:name="__RefHeading__219_1842024073"/></text:h>
      <text:h text:style-name="Heading_20_2" text:outline-level="2"><text:bookmark text:name="__RefHeading__221_1842024073"/>Banks<text:bookmark-end text:name="__RefHeading__221_1842024073"/></text:h>
      <text:p text:style-name="Text_20_body">Una entidad bancaria es una banco o una caja con la que se contratan una serie de servicios bancarios. <text:alphabetical-index-mark-start text:id="IMark2243037356" text:key1="Aplicaciones"/>Xulpymoney<text:alphabetical-index-mark-end text:id="IMark2243037356"/> las trata para hacer estudios de patrimonio con cada entidad bancaria</text:p>
      <text:h text:style-name="Heading_20_3" text:outline-level="3"><text:bookmark text:name="__RefHeading__245_1842024073"/>Listado de entidades<text:bookmark-end text:name="__RefHeading__245_1842024073"/></text:h>
      <text:p text:style-name="Text_20_body">Muestra un listado de todos los bancos</text:p>
      <text:h text:style-name="Heading_20_3" text:outline-level="3"><text:bookmark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 text:name="__RefHeading__251_1842024073"/>Desactivar entidad<text:bookmark-end text:name="__RefHeading__251_1842024073"/></text:h>
      <text:p text:style-name="Text_20_body"><text:alphabetical-index-mark-start text:id="IMark2243037356" text:key1="Aplicaciones"/>Xulpymoney<text:alphabetical-index-mark-end text:id="IMark2243037356"/> realiza en estudio histórico de los datos de contabilidad, con lo que no permite borrar entidades, cuentas ni inversiones, sino que las desactiva, pero nunca desaparecen los cálculos históricos</text:p>
      <text:h text:style-name="Heading_20_3" text:outline-level="3"><text:bookmark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 text:name="__RefHeading__223_1842024073"/>Accounts<text:bookmark-end text:name="__RefHeading__223_1842024073"/></text:h>
      <text:h text:style-name="Heading_20_2" text:outline-level="2"><text:bookmark text:name="__RefHeading__495_99293507"/>Credit card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stments<text:bookmark-end text:name="__RefHeading__225_1842024073"/></text:h>
      <text:h text:style-name="Heading_20_3" text:outline-level="3"><text:bookmark text:name="__RefHeading__352_1935074613"/>Investments funds<text:bookmark-end text:name="__RefHeading__352_1935074613"/></text:h>
      <text:h text:style-name="Heading_20_3" text:outline-level="3"><text:bookmark text:name="__RefHeading__354_1935074613"/>Share<text:bookmark-end text:name="__RefHeading__354_1935074613"/></text:h>
      <text:h text:style-name="Heading_20_3" text:outline-level="3"><text:bookmark text:name="__RefHeading__356_1935074613"/>Deposit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Needs to be writen.</text:p></text:note-body></text:note></text:p>
      <text:h text:style-name="Heading_20_2" text:outline-level="2"><text:bookmark text:name="__RefHeading__227_1842024073"/><text:soft-page-break/>Report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10"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Ibex35 data<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s<text:bookmark-end text:name="__RefHeading__366_1935074613"/></text:h>
      <text:h text:style-name="P10" text:outline-level="1"><text:bookmark text:name="__RefHeading__237_1842024073"/>Database schema<text:bookmark-end text:name="__RefHeading__237_1842024073"/></text:h>
      <text:h text:style-name="Heading_20_2" text:outline-level="2"><text:bookmark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P10" text:outline-level="1"><text:bookmark text:name="__RefHeading__239_1842024073"/>Support<text:bookmark-end text:name="__RefHeading__239_1842024073"/></text:h>
      <text:p text:style-name="Text_20_body">Para contratar soporte de la aplicación debes hablar con el autor del mismo.</text:p>
      <text:h text:style-name="P10" text:outline-level="1" text:is-list-header="true"><text:bookmark text:name="__RefHeading__370_1842024073"/>Keywords search<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6">Apps<text:tab/></text:p>
          <text:p text:style-name="P7">Apache<text:tab/>2-4</text:p>
          <text:p text:style-name="P7">PostgreSQL<text:tab/>2-4</text:p>
          <text:p text:style-name="P7">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27</meta:editing-cycles>
    <meta:editing-duration>PT02H19M31S</meta:editing-duration>
    <meta:keyword>Manual Usuario Xulpymoney Ayuda Programa Contabilidad Xul</meta:keyword>
    <dc:subject>Manual de usuario de Xulpymoney</dc:subject>
    <dc:title>Xulpymoney</dc:title>
    <dc:date>2010-06-09T08:48:12</dc:date>
    <dc:creator>Mariano Muñoz</dc:creator>
    <meta:document-statistic meta:table-count="0" meta:image-count="0" meta:object-count="0" meta:page-count="10" meta:paragraph-count="113" meta:word-count="940" meta:character-count="5975"/>
  </office:meta>
</office:document-meta>
</file>